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35.75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ta2" style:family="table" style:master-page-name="PageStyle_5f_Copy_20_of_20_Form_20_Responses_20_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ados de identificação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Programação</text:p>
          </table:table-cell>
          <table:table-cell office:value-type="string" calcext:value-type="string">
            <text:p>Cronograma de execução</text:p>
          </table:table-cell>
          <table:table-cell office:value-type="string" calcext:value-type="string">
            <text:p>Estratégias de ensino</text:p>
          </table:table-cell>
          <table:table-cell office:value-type="string" calcext:value-type="string">
            <text:p>Recursos didáticos</text:p>
          </table:table-cell>
          <table:table-cell office:value-type="string" calcext:value-type="string">
            <text:p>Critários de avaliação</text:p>
          </table:table-cell>
          <table:table-cell office:value-type="string" calcext:value-type="string">
            <text:p>Bibliografia</text:p>
          </table:table-cell>
          <table:table-cell office:value-type="string" calcext:value-type="string">
            <text:p>Observações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6-12T18:05:55.931" calcext:value-type="date">
            <text:p>6/12/2018 18:05:56</text:p>
          </table:table-cell>
          <table:table-cell table:style-name="ce2" office:value-type="string" calcext:value-type="string">
            <text:p>Grup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/>
          <table:table-cell office:value-type="string" calcext:value-type="string">
            <text:p>Nome</text:p>
          </table:table-cell>
          <table:table-cell office:value-type="string" calcext:value-type="string">
            <text:p>Dados de identificação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Programação</text:p>
          </table:table-cell>
          <table:table-cell office:value-type="string" calcext:value-type="string">
            <text:p>Cronograma de execução</text:p>
          </table:table-cell>
          <table:table-cell office:value-type="string" calcext:value-type="string">
            <text:p>Estratégias de ensino</text:p>
          </table:table-cell>
          <table:table-cell office:value-type="string" calcext:value-type="string">
            <text:p>Recursos didáticos</text:p>
          </table:table-cell>
          <table:table-cell office:value-type="string" calcext:value-type="string">
            <text:p>Critários de avaliação</text:p>
          </table:table-cell>
          <table:table-cell office:value-type="string" calcext:value-type="string">
            <text:p>Bibliografia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0:52:45.778" calcext:value-type="date">
            <text:p>6/13/2018 10:52:46</text:p>
          </table:table-cell>
          <table:table-cell table:style-name="ce2" office:value-type="string" calcext:value-type="string">
            <text:p>Felip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0:52:49.361" calcext:value-type="date">
            <text:p>6/13/2018 10:52:49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0:53:09.521" calcext:value-type="date">
            <text:p>6/13/2018 10:53:10</text:p>
          </table:table-cell>
          <table:table-cell table:style-name="ce2" office:value-type="string" calcext:value-type="string">
            <text:p>Edmilson Roque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sso ter perdido, mas não achei o cronograma e recurso 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6-13T10:53:46.653" calcext:value-type="date">
            <text:p>6/13/2018 10:53:47</text:p>
          </table:table-cell>
          <table:table-cell table:style-name="ce2" office:value-type="string" calcext:value-type="string">
            <text:p>Ana Cláudia 1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0:54:34.716" calcext:value-type="date">
            <text:p>6/13/2018 10:54:35</text:p>
          </table:table-cell>
          <table:table-cell table:style-name="ce2" office:value-type="string" calcext:value-type="string">
            <text:p>Rafae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0:54:45.189" calcext:value-type="date">
            <text:p>6/13/2018 10:54:45</text:p>
          </table:table-cell>
          <table:table-cell table:style-name="ce2" office:value-type="string" calcext:value-type="string">
            <text:p>Michael 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0:54:48.323" calcext:value-type="date">
            <text:p>6/13/2018 10:54:48</text:p>
          </table:table-cell>
          <table:table-cell table:style-name="ce2" office:value-type="string" calcext:value-type="string">
            <text:p>Luca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"/>
          <table:table-cell office:value-type="string" calcext:value-type="string">
            <text:p>Nome</text:p>
          </table:table-cell>
          <table:table-cell office:value-type="string" calcext:value-type="string">
            <text:p>Dados de identificação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Programação</text:p>
          </table:table-cell>
          <table:table-cell office:value-type="string" calcext:value-type="string">
            <text:p>Cronograma de execução</text:p>
          </table:table-cell>
          <table:table-cell office:value-type="string" calcext:value-type="string">
            <text:p>Estratégias de ensino</text:p>
          </table:table-cell>
          <table:table-cell office:value-type="string" calcext:value-type="string">
            <text:p>Recursos didáticos</text:p>
          </table:table-cell>
          <table:table-cell office:value-type="string" calcext:value-type="string">
            <text:p>Critários de avaliação</text:p>
          </table:table-cell>
          <table:table-cell office:value-type="string" calcext:value-type="string">
            <text:p>Bibliografia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1:09:01.897" calcext:value-type="date">
            <text:p>6/13/2018 11:09:02</text:p>
          </table:table-cell>
          <table:table-cell table:style-name="ce2" office:value-type="string" calcext:value-type="string">
            <office:annotation draw:style-name="gr2" draw:text-style-name="P3" svg:width="543pt" svg:height="26.99pt" svg:x="282.73pt" svg:y="196.5pt" draw:caption-point-x="-11.54pt" draw:caption-point-y="-22.99pt">
              <dc:date>2018-06-18T00:00:00</dc:date>
              <text:p text:style-name="P2">Responder updated this value.</text:p>
            </office:annotation>
            <text:p>Rafael</text:p>
          </table:table-cell>
          <table:table-cell table:number-columns-repeated="6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1:21:28.971" calcext:value-type="date">
            <text:p>6/13/2018 11:21:29</text:p>
          </table:table-cell>
          <table:table-cell table:style-name="ce2" office:value-type="string" calcext:value-type="string">
            <text:p>Edmilson Roqu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osso ter perdido, mas não achei o cronograma e recurso 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6-13T11:30:54.177" calcext:value-type="date">
            <text:p>6/13/2018 11:30:54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1:41:18.83" calcext:value-type="date">
            <text:p>6/13/2018 11:41:19</text:p>
          </table:table-cell>
          <table:table-cell table:style-name="ce2" office:value-type="string" calcext:value-type="string">
            <text:p>Michael 2</text:p>
          </table:table-cell>
          <table:table-cell table:number-columns-repeated="8"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1:42:48.522" calcext:value-type="date">
            <text:p>6/13/2018 11:42:49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g soft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6-13T11:42:50.497" calcext:value-type="date">
            <text:p>6/13/2018 11:42:50</text:p>
          </table:table-cell>
          <table:table-cell table:style-name="ce2" office:value-type="string" calcext:value-type="string">
            <text:p>Felipe (2)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2:50:08.135" calcext:value-type="date">
            <text:p>6/13/2018 12:50:08</text:p>
          </table:table-cell>
          <table:table-cell table:style-name="ce2" office:value-type="string" calcext:value-type="string">
            <text:p>Ana Claudia 2</text:p>
          </table:table-cell>
          <table:table-cell table:number-columns-repeated="8"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Grupo 5</text:p>
          </table:table-cell>
          <table:table-cell/>
          <table:table-cell office:value-type="string" calcext:value-type="string">
            <text:p>Dados de identificação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Programação</text:p>
          </table:table-cell>
          <table:table-cell office:value-type="string" calcext:value-type="string">
            <text:p>Cronograma de execução</text:p>
          </table:table-cell>
          <table:table-cell office:value-type="string" calcext:value-type="string">
            <text:p>Estratégias de ensino</text:p>
          </table:table-cell>
          <table:table-cell office:value-type="string" calcext:value-type="string">
            <text:p>Recursos didáticos</text:p>
          </table:table-cell>
          <table:table-cell office:value-type="string" calcext:value-type="string">
            <text:p>Critários de avaliação</text:p>
          </table:table-cell>
          <table:table-cell office:value-type="string" calcext:value-type="string">
            <text:p>Bibliografi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édia</text:p>
          </table:table-cell>
          <table:table-cell table:style-name="ce3" table:formula="of:=AVERAGE([.C4:.C10])" office:value-type="float" office:value="4" calcext:value-type="float">
            <text:p>4.00</text:p>
          </table:table-cell>
          <table:table-cell table:style-name="ce3" table:formula="of:=AVERAGE([.D4:.D10])" office:value-type="float" office:value="4.28571428571429" calcext:value-type="float">
            <text:p>4.29</text:p>
          </table:table-cell>
          <table:table-cell table:style-name="ce3" table:formula="of:=AVERAGE([.E4:.E10])" office:value-type="float" office:value="3.28571428571429" calcext:value-type="float">
            <text:p>3.29</text:p>
          </table:table-cell>
          <table:table-cell table:style-name="ce3" table:formula="of:=AVERAGE([.F4:.F10])" office:value-type="float" office:value="3.14285714285714" calcext:value-type="float">
            <text:p>3.14</text:p>
          </table:table-cell>
          <table:table-cell table:style-name="ce3" table:formula="of:=AVERAGE([.G4:.G10])" office:value-type="float" office:value="3" calcext:value-type="float">
            <text:p>3.00</text:p>
          </table:table-cell>
          <table:table-cell table:style-name="ce3" table:formula="of:=AVERAGE([.H4:.H10])" office:value-type="float" office:value="2.85714285714286" calcext:value-type="float">
            <text:p>2.86</text:p>
          </table:table-cell>
          <table:table-cell table:style-name="ce3" table:formula="of:=AVERAGE([.I4:.I10])" office:value-type="float" office:value="3.85714285714286" calcext:value-type="float">
            <text:p>3.86</text:p>
          </table:table-cell>
          <table:table-cell table:style-name="ce3" table:formula="of:=AVERAGE([.J4:.J10])" office:value-type="float" office:value="4.42857142857143" calcext:value-type="float">
            <text:p>4.4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Pesos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2" calcext:value-type="float">
            <text:p>2.00</text:p>
          </table:table-cell>
          <table:table-cell table:number-columns-repeated="4" table:style-name="ce4" office:value-type="float" office:value="1" calcext:value-type="float">
            <text:p>1.00</text:p>
          </table:table-cell>
          <table:table-cell table:style-name="ce4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Nota mínima</text:p>
          </table:table-cell>
          <table:table-cell table:number-columns-repeated="8" table:style-name="ce4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Nota máxima</text:p>
          </table:table-cell>
          <table:table-cell table:number-columns-repeated="8" table:style-name="ce4" office:value-type="float" office:value="4" calcext:value-type="float">
            <text:p>4.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ados de identificação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Programação</text:p>
          </table:table-cell>
          <table:table-cell office:value-type="string" calcext:value-type="string">
            <text:p>Cronograma de execução</text:p>
          </table:table-cell>
          <table:table-cell office:value-type="string" calcext:value-type="string">
            <text:p>Estratégias de ensino</text:p>
          </table:table-cell>
          <table:table-cell office:value-type="string" calcext:value-type="string">
            <text:p>Recursos didáticos</text:p>
          </table:table-cell>
          <table:table-cell office:value-type="string" calcext:value-type="string">
            <text:p>Critários de avaliação</text:p>
          </table:table-cell>
          <table:table-cell office:value-type="string" calcext:value-type="string">
            <text:p>Bibliografia</text:p>
          </table:table-cell>
          <table:table-cell table:style-name="ce5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édia Normalizada</text:p>
          </table:table-cell>
          <table:table-cell table:style-name="ce3" table:formula="of:=([.C24]-[.C26])*[.C25]/[.C27]" office:value-type="float" office:value="0.75" calcext:value-type="float">
            <text:p>0.75</text:p>
          </table:table-cell>
          <table:table-cell table:style-name="ce3" table:formula="of:=([.D24]-[.D26])*[.D25]/[.D27]" office:value-type="float" office:value="1.64285714285714" calcext:value-type="float">
            <text:p>1.64</text:p>
          </table:table-cell>
          <table:table-cell table:style-name="ce3" table:formula="of:=([.E24]-[.E26])*[.E25]/[.E27]" office:value-type="float" office:value="0.571428571428571" calcext:value-type="float">
            <text:p>0.57</text:p>
          </table:table-cell>
          <table:table-cell table:style-name="ce3" table:formula="of:=([.F24]-[.F26])*[.F25]/[.F27]" office:value-type="float" office:value="0.535714285714286" calcext:value-type="float">
            <text:p>0.54</text:p>
          </table:table-cell>
          <table:table-cell table:style-name="ce3" table:formula="of:=([.G24]-[.G26])*[.G25]/[.G27]" office:value-type="float" office:value="0.5" calcext:value-type="float">
            <text:p>0.50</text:p>
          </table:table-cell>
          <table:table-cell table:style-name="ce3" table:formula="of:=([.H24]-[.H26])*[.H25]/[.H27]" office:value-type="float" office:value="0.464285714285714" calcext:value-type="float">
            <text:p>0.46</text:p>
          </table:table-cell>
          <table:table-cell table:style-name="ce3" table:formula="of:=([.I24]-[.I26])*[.I25]/[.I27]" office:value-type="float" office:value="1.42857142857143" calcext:value-type="float">
            <text:p>1.43</text:p>
          </table:table-cell>
          <table:table-cell table:style-name="ce3" table:formula="of:=([.J24]-[.J26])*[.J25]/[.J27]" office:value-type="float" office:value="0.857142857142857" calcext:value-type="float">
            <text:p>0.86</text:p>
          </table:table-cell>
          <table:table-cell table:style-name="ce6" table:formula="of:=SUM([.C29:.J29])" office:value-type="string" office:string-value="6.75" calcext:value-type="string">
            <text:p>6.75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Grupo 6</text:p>
          </table:table-cell>
          <table:table-cell/>
          <table:table-cell office:value-type="string" calcext:value-type="string">
            <text:p>Dados de identificação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Programação</text:p>
          </table:table-cell>
          <table:table-cell office:value-type="string" calcext:value-type="string">
            <text:p>Cronograma de execução</text:p>
          </table:table-cell>
          <table:table-cell office:value-type="string" calcext:value-type="string">
            <text:p>Estratégias de ensino</text:p>
          </table:table-cell>
          <table:table-cell office:value-type="string" calcext:value-type="string">
            <text:p>Recursos didáticos</text:p>
          </table:table-cell>
          <table:table-cell office:value-type="string" calcext:value-type="string">
            <text:p>Critários de avaliação</text:p>
          </table:table-cell>
          <table:table-cell office:value-type="string" calcext:value-type="string">
            <text:p>Bibliografi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édia</text:p>
          </table:table-cell>
          <table:table-cell table:style-name="ce3" table:formula="of:=AVERAGE([.C12:.C18])" office:value-type="float" office:value="4.14285714285714" calcext:value-type="float">
            <text:p>4.14</text:p>
          </table:table-cell>
          <table:table-cell table:style-name="ce3" table:formula="of:=AVERAGE([.D12:.D18])" office:value-type="float" office:value="4.14285714285714" calcext:value-type="float">
            <text:p>4.14</text:p>
          </table:table-cell>
          <table:table-cell table:style-name="ce3" table:formula="of:=AVERAGE([.E12:.E18])" office:value-type="float" office:value="4.14285714285714" calcext:value-type="float">
            <text:p>4.14</text:p>
          </table:table-cell>
          <table:table-cell table:style-name="ce3" table:formula="of:=AVERAGE([.F12:.F18])" office:value-type="float" office:value="4" calcext:value-type="float">
            <text:p>4.00</text:p>
          </table:table-cell>
          <table:table-cell table:style-name="ce3" table:formula="of:=AVERAGE([.G12:.G18])" office:value-type="float" office:value="4.14285714285714" calcext:value-type="float">
            <text:p>4.14</text:p>
          </table:table-cell>
          <table:table-cell table:style-name="ce3" table:formula="of:=AVERAGE([.H12:.H18])" office:value-type="float" office:value="4.14285714285714" calcext:value-type="float">
            <text:p>4.14</text:p>
          </table:table-cell>
          <table:table-cell table:style-name="ce3" table:formula="of:=AVERAGE([.I12:.I18])" office:value-type="float" office:value="4.71428571428571" calcext:value-type="float">
            <text:p>4.71</text:p>
          </table:table-cell>
          <table:table-cell table:style-name="ce3" table:formula="of:=AVERAGE([.J12:.J18])" office:value-type="float" office:value="4.42857142857143" calcext:value-type="float">
            <text:p>4.4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Pesos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2" calcext:value-type="float">
            <text:p>2.00</text:p>
          </table:table-cell>
          <table:table-cell table:number-columns-repeated="4" table:style-name="ce4" office:value-type="float" office:value="1" calcext:value-type="float">
            <text:p>1.00</text:p>
          </table:table-cell>
          <table:table-cell table:style-name="ce4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Nota mínima</text:p>
          </table:table-cell>
          <table:table-cell table:number-columns-repeated="8" table:style-name="ce4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Nota máxima</text:p>
          </table:table-cell>
          <table:table-cell table:number-columns-repeated="8" table:style-name="ce4" office:value-type="float" office:value="4" calcext:value-type="float">
            <text:p>4.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ados de identificação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Programação</text:p>
          </table:table-cell>
          <table:table-cell office:value-type="string" calcext:value-type="string">
            <text:p>Cronograma de execução</text:p>
          </table:table-cell>
          <table:table-cell office:value-type="string" calcext:value-type="string">
            <text:p>Estratégias de ensino</text:p>
          </table:table-cell>
          <table:table-cell office:value-type="string" calcext:value-type="string">
            <text:p>Recursos didáticos</text:p>
          </table:table-cell>
          <table:table-cell office:value-type="string" calcext:value-type="string">
            <text:p>Critários de avaliação</text:p>
          </table:table-cell>
          <table:table-cell office:value-type="string" calcext:value-type="string">
            <text:p>Bibliografia</text:p>
          </table:table-cell>
          <table:table-cell table:style-name="ce5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édia Normalizada</text:p>
          </table:table-cell>
          <table:table-cell table:style-name="ce3" table:formula="of:=([.C33]-[.C35])*[.C34]/[.C36]" office:value-type="float" office:value="0.785714285714286" calcext:value-type="float">
            <text:p>0.79</text:p>
          </table:table-cell>
          <table:table-cell table:style-name="ce3" table:formula="of:=([.D33]-[.D35])*[.D34]/[.D36]" office:value-type="float" office:value="1.57142857142857" calcext:value-type="float">
            <text:p>1.57</text:p>
          </table:table-cell>
          <table:table-cell table:style-name="ce3" table:formula="of:=([.E33]-[.E35])*[.E34]/[.E36]" office:value-type="float" office:value="0.785714285714286" calcext:value-type="float">
            <text:p>0.79</text:p>
          </table:table-cell>
          <table:table-cell table:style-name="ce3" table:formula="of:=([.F33]-[.F35])*[.F34]/[.F36]" office:value-type="float" office:value="0.75" calcext:value-type="float">
            <text:p>0.75</text:p>
          </table:table-cell>
          <table:table-cell table:style-name="ce3" table:formula="of:=([.G33]-[.G35])*[.G34]/[.G36]" office:value-type="float" office:value="0.785714285714286" calcext:value-type="float">
            <text:p>0.79</text:p>
          </table:table-cell>
          <table:table-cell table:style-name="ce3" table:formula="of:=([.H33]-[.H35])*[.H34]/[.H36]" office:value-type="float" office:value="0.785714285714286" calcext:value-type="float">
            <text:p>0.79</text:p>
          </table:table-cell>
          <table:table-cell table:style-name="ce3" table:formula="of:=([.I33]-[.I35])*[.I34]/[.I36]" office:value-type="float" office:value="1.85714285714286" calcext:value-type="float">
            <text:p>1.86</text:p>
          </table:table-cell>
          <table:table-cell table:style-name="ce3" table:formula="of:=([.J33]-[.J35])*[.J34]/[.J36]" office:value-type="float" office:value="0.857142857142857" calcext:value-type="float">
            <text:p>0.86</text:p>
          </table:table-cell>
          <table:table-cell table:style-name="ce6" table:formula="of:=SUM([.C38:.J38])" office:value-type="string" office:string-value="8.18" calcext:value-type="string">
            <text:p>8.1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Form Responses 1'.D62" table:end-x="13.49pt" table:end-y="15.7pt" draw:z-index="0" draw:name="Chart 1" draw:style-name="gr1" draw:text-style-name="P1" svg:width="420.72pt" svg:height="351.72pt" svg:x="0pt" svg:y="10.49pt">
              <loext:p draw:notify-on-update-of-ranges="'Form Responses 1'.C28:'Form Responses 1'.J28 'Form Responses 1'.C29:'Form Responses 1'.J2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'Form Responses 1'.I62" table:end-x="26.22pt" table:end-y="15.73pt" draw:z-index="1" draw:name="Chart 2" draw:style-name="gr1" draw:text-style-name="P1" svg:width="620.99pt" svg:height="349.48pt" svg:x="83.99pt" svg:y="12.76pt">
              <loext:p draw:notify-on-update-of-ranges="'Form Responses 1'.C3:'Form Responses 1'.J3 'Form Responses 1'.B4:'Form Responses 1'.B4 'Form Responses 1'.C4:'Form Responses 1'.J4 'Form Responses 1'.B5:'Form Responses 1'.B5 'Form Responses 1'.C5:'Form Responses 1'.J5 'Form Responses 1'.B6:'Form Responses 1'.B6 'Form Responses 1'.C6:'Form Responses 1'.J6 'Form Responses 1'.B7:'Form Responses 1'.B7 'Form Responses 1'.C7:'Form Responses 1'.J7 'Form Responses 1'.B8:'Form Responses 1'.B8 'Form Responses 1'.C8:'Form Responses 1'.J8 'Form Responses 1'.B9:'Form Responses 1'.B9 'Form Responses 1'.C9:'Form Responses 1'.J9 'Form Responses 1'.B10:'Form Responses 1'.B10 'Form Responses 1'.C10:'Form Responses 1'.J1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>
            <draw:frame table:end-cell-address="'Form Responses 1'.D86" table:end-x="15pt" table:end-y="3.71pt" draw:z-index="2" draw:name="Chart 3" draw:style-name="gr1" draw:text-style-name="P1" svg:width="420.72pt" svg:height="351.72pt" svg:x="1.5pt" svg:y="14.26pt">
              <loext:p draw:notify-on-update-of-ranges="'Form Responses 1'.C37:'Form Responses 1'.J37 'Form Responses 1'.C38:'Form Responses 1'.J38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3"/>
          <table:table-cell>
            <draw:frame table:end-cell-address="'Form Responses 1'.I86" table:end-x="29.23pt" table:end-y="2.98pt" draw:z-index="3" draw:name="Chart 4" draw:style-name="gr1" draw:text-style-name="P1" svg:width="620.99pt" svg:height="349.48pt" svg:x="87pt" svg:y="0pt">
              <loext:p draw:notify-on-update-of-ranges="'Form Responses 1'.C11:'Form Responses 1'.J11 'Form Responses 1'.B12:'Form Responses 1'.B12 'Form Responses 1'.C12:'Form Responses 1'.J12 'Form Responses 1'.B13:'Form Responses 1'.B13 'Form Responses 1'.C13:'Form Responses 1'.J13 'Form Responses 1'.B14:'Form Responses 1'.B14 'Form Responses 1'.C14:'Form Responses 1'.J14 'Form Responses 1'.B15:'Form Responses 1'.B15 'Form Responses 1'.C15:'Form Responses 1'.J15 'Form Responses 1'.B16:'Form Responses 1'.B16 'Form Responses 1'.C16:'Form Responses 1'.J16 'Form Responses 1'.B17:'Form Responses 1'.B17 'Form Responses 1'.C17:'Form Responses 1'.J17 'Form Responses 1'.B18:'Form Responses 1'.B18 'Form Responses 1'.C18:'Form Responses 1'.J18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y of Form Responses 1" table:style-name="ta2"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ados de identificação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Programação</text:p>
          </table:table-cell>
          <table:table-cell office:value-type="string" calcext:value-type="string">
            <text:p>Cronograma de execução</text:p>
          </table:table-cell>
          <table:table-cell office:value-type="string" calcext:value-type="string">
            <text:p>Estratégias de ensino</text:p>
          </table:table-cell>
          <table:table-cell office:value-type="string" calcext:value-type="string">
            <text:p>Recursos didáticos</text:p>
          </table:table-cell>
          <table:table-cell office:value-type="string" calcext:value-type="string">
            <text:p>Critários de avaliação</text:p>
          </table:table-cell>
          <table:table-cell office:value-type="string" calcext:value-type="string">
            <text:p>Bibliografia</text:p>
          </table:table-cell>
          <table:table-cell office:value-type="string" calcext:value-type="string">
            <text:p>Observações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6-12T18:05:55.931" calcext:value-type="date">
            <text:p>6/12/2018 18:05:56</text:p>
          </table:table-cell>
          <table:table-cell table:style-name="ce2" office:value-type="string" calcext:value-type="string">
            <text:p>Grup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2" table:number-rows-repeated="1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ados de identificação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Programação</text:p>
          </table:table-cell>
          <table:table-cell office:value-type="string" calcext:value-type="string">
            <text:p>Cronograma de execução</text:p>
          </table:table-cell>
          <table:table-cell office:value-type="string" calcext:value-type="string">
            <text:p>Estratégias de ensino</text:p>
          </table:table-cell>
          <table:table-cell office:value-type="string" calcext:value-type="string">
            <text:p>Recursos didáticos</text:p>
          </table:table-cell>
          <table:table-cell office:value-type="string" calcext:value-type="string">
            <text:p>Critários de avaliação</text:p>
          </table:table-cell>
          <table:table-cell office:value-type="string" calcext:value-type="string">
            <text:p>Bibliografia</text:p>
          </table:table-cell>
          <table:table-cell table:style-name="ce2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édia</text:p>
          </table:table-cell>
          <table:table-cell table:formula="of:=AVERAGE([.C2:.C20])" office:value-type="float" office:value="1" calcext:value-type="float">
            <text:p>1</text:p>
          </table:table-cell>
          <table:table-cell table:formula="of:=AVERAGE([.D2:.D20])" office:value-type="float" office:value="1" calcext:value-type="float">
            <text:p>1</text:p>
          </table:table-cell>
          <table:table-cell table:formula="of:=AVERAGE([.E2:.E20])" office:value-type="float" office:value="0.8" calcext:value-type="float">
            <text:p>0.8</text:p>
          </table:table-cell>
          <table:table-cell table:formula="of:=AVERAGE([.F2:.F20])" office:value-type="float" office:value="0.5" calcext:value-type="float">
            <text:p>0.5</text:p>
          </table:table-cell>
          <table:table-cell table:formula="of:=AVERAGE([.G2:.G20])" office:value-type="float" office:value="1" calcext:value-type="float">
            <text:p>1</text:p>
          </table:table-cell>
          <table:table-cell table:formula="of:=AVERAGE([.H2:.H20])" office:value-type="float" office:value="0" calcext:value-type="float">
            <text:p>0</text:p>
          </table:table-cell>
          <table:table-cell table:formula="of:=AVERAGE([.I2:.I20])" office:value-type="float" office:value="1" calcext:value-type="float">
            <text:p>1</text:p>
          </table:table-cell>
          <table:table-cell table:formula="of:=AVERAGE([.J2:.J20])" office:value-type="float" office:value="1" calcext:value-type="float">
            <text:p>1</text:p>
          </table:table-cell>
          <table:table-cell table:formula="of:=SUM([.C22:.J22])" office:value-type="string" office:string-value="6.3" calcext:value-type="string">
            <text:p>6.3</text:p>
          </table:table-cell>
          <table:table-cell table:number-columns-repeated="1013"/>
        </table:table-row>
        <table:table-row table:style-name="ro2">
          <table:table-cell>
            <draw:frame table:end-cell-address="'Copy of Form Responses 1'.D45" table:end-x="13.49pt" table:end-y="5.95pt" draw:z-index="0" draw:name="Chart 5" draw:style-name="gr1" draw:text-style-name="P1" svg:width="420.72pt" svg:height="351.72pt" svg:x="0pt" svg:y="0.74pt">
              <loext:p draw:notify-on-update-of-ranges="'Copy of Form Responses 1'.C21:'Copy of Form Responses 1'.J21 'Copy of Form Responses 1'.C22:'Copy of Form Responses 1'.J22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  <table:table-cell>
            <draw:frame table:end-cell-address="'Copy of Form Responses 1'.H40" table:end-x="14.97pt" table:end-y="11.2pt" draw:z-index="1" draw:name="Chart 6" draw:style-name="gr1" draw:text-style-name="P1" svg:width="449.97pt" svg:height="278.22pt" svg:x="108pt" svg:y="0.74pt">
              <loext:p draw:notify-on-update-of-ranges="'Copy of Form Responses 1'.C1:'Copy of Form Responses 1'.J1 'Copy of Form Responses 1'.B2:'Copy of Form Responses 1'.B2 'Copy of Form Responses 1'.C2:'Copy of Form Responses 1'.J2 'Copy of Form Responses 1'.B3:'Copy of Form Responses 1'.B3 'Copy of Form Responses 1'.C3:'Copy of Form Responses 1'.J3 'Copy of Form Responses 1'.B4:'Copy of Form Responses 1'.B4 'Copy of Form Responses 1'.C4:'Copy of Form Responses 1'.J4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Form_20_Responses_20_1" style:display-name="PageStyle_Copy of Form Respons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50" meta:object-count="6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843cm" svg:height="12.409cm" xlink:href=".." xlink:type="simple" chart:class="chart:radar" chart:style-name="ch1">
        <chart:plot-area chart:style-name="ch2" table:cell-range-address="'Form Responses 1'.C28:'Form Responses 1'.J29" chart:data-source-has-labels="row" svg:x="0.296cm" svg:y="0.248cm" svg:width="14.251cm" svg:height="11.913cm">
          <chartooo:coordinate-region svg:x="4.716cm" svg:y="3.216cm" svg:width="5.978cm" svg:height="5.978cm"/>
          <chart:axis chart:dimension="x" chart:name="primary-x" chart:style-name="ch3" chartooo:axis-type="text">
            <chart:categories table:cell-range-address="'Form Responses 1'.C28:'Form Responses 1'.J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orm Responses 1'.C29:'Form Responses 1'.J29" chart:class="chart:rad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os de identificação</text:p>
                <draw:g>
                  <svg:desc>'Form Responses 1'.C28:'Form Responses 1'.J28</svg:desc>
                </draw:g>
              </table:table-cell>
              <table:table-cell office:value-type="string">
                <text:p>Objetivos</text:p>
              </table:table-cell>
              <table:table-cell office:value-type="string">
                <text:p>Programação</text:p>
              </table:table-cell>
              <table:table-cell office:value-type="string">
                <text:p>Cronograma de execução</text:p>
              </table:table-cell>
              <table:table-cell office:value-type="string">
                <text:p>Estratégias de ensino</text:p>
              </table:table-cell>
              <table:table-cell office:value-type="string">
                <text:p>Recursos didáticos</text:p>
              </table:table-cell>
              <table:table-cell office:value-type="string">
                <text:p>Critários de avaliação</text:p>
              </table:table-cell>
              <table:table-cell office:value-type="string">
                <text:p>Bibliografia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.75">
                <text:p>0.75</text:p>
                <draw:g>
                  <svg:desc>'Form Responses 1'.C29:'Form Responses 1'.J29</svg:desc>
                </draw:g>
              </table:table-cell>
              <table:table-cell office:value-type="float" office:value="1.64285714285714">
                <text:p>1.6428571428571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5">
                <text:p>0.5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0.857142857142857">
                <text:p>0.8571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1.908cm" svg:height="12.33cm" xlink:href=".." xlink:type="simple" chart:class="chart:radar" chart:style-name="ch1">
        <chart:legend chart:legend-position="end" svg:x="17.892cm" svg:y="4.372cm" style:legend-expansion="high" chart:style-name="ch2"/>
        <chart:plot-area chart:style-name="ch3" table:cell-range-address="'Form Responses 1'.B3:'Form Responses 1'.J10" chart:data-source-has-labels="both" svg:x="0.678cm" svg:y="2.122cm" svg:width="15.724cm" svg:height="9.052cm">
          <chartooo:coordinate-region svg:x="5.368cm" svg:y="3.123cm" svg:width="7.05cm" svg:height="7.05cm"/>
          <chart:axis chart:dimension="x" chart:name="primary-x" chart:style-name="ch4" chartooo:axis-type="text">
            <chart:categories table:cell-range-address="'Form Responses 1'.C3:'Form Responses 1'.J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orm Responses 1'.C4:'Form Responses 1'.J4" chart:label-cell-address="'Form Responses 1'.B4:'Form Responses 1'.B4" chart:class="chart:radar">
            <chart:data-point chart:repeated="8"/>
          </chart:series>
          <chart:series chart:style-name="ch8" chart:values-cell-range-address="'Form Responses 1'.C5:'Form Responses 1'.J5" chart:label-cell-address="'Form Responses 1'.B5:'Form Responses 1'.B5" chart:class="chart:radar">
            <chart:data-point chart:repeated="8"/>
          </chart:series>
          <chart:series chart:style-name="ch9" chart:values-cell-range-address="'Form Responses 1'.C6:'Form Responses 1'.J6" chart:label-cell-address="'Form Responses 1'.B6:'Form Responses 1'.B6" chart:class="chart:radar">
            <chart:data-point chart:repeated="8"/>
          </chart:series>
          <chart:series chart:style-name="ch10" chart:values-cell-range-address="'Form Responses 1'.C7:'Form Responses 1'.J7" chart:label-cell-address="'Form Responses 1'.B7:'Form Responses 1'.B7" chart:class="chart:radar">
            <chart:data-point chart:repeated="8"/>
          </chart:series>
          <chart:series chart:style-name="ch11" chart:values-cell-range-address="'Form Responses 1'.C8:'Form Responses 1'.J8" chart:label-cell-address="'Form Responses 1'.B8:'Form Responses 1'.B8" chart:class="chart:radar">
            <chart:data-point chart:repeated="8"/>
          </chart:series>
          <chart:series chart:style-name="ch12" chart:values-cell-range-address="'Form Responses 1'.C9:'Form Responses 1'.J9" chart:label-cell-address="'Form Responses 1'.B9:'Form Responses 1'.B9" chart:class="chart:radar">
            <chart:data-point chart:repeated="8"/>
          </chart:series>
          <chart:series chart:style-name="ch13" chart:values-cell-range-address="'Form Responses 1'.C10:'Form Responses 1'.J10" chart:label-cell-address="'Form Responses 1'.B10:'Form Responses 1'.B10" chart:class="chart:rad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os de identificação</text:p>
                <draw:g>
                  <svg:desc>'Form Responses 1'.C3:'Form Responses 1'.J3</svg:desc>
                </draw:g>
              </table:table-cell>
              <table:table-cell office:value-type="string">
                <text:p>Objetivos</text:p>
              </table:table-cell>
              <table:table-cell office:value-type="string">
                <text:p>Programação</text:p>
              </table:table-cell>
              <table:table-cell office:value-type="string">
                <text:p>Cronograma de execução</text:p>
              </table:table-cell>
              <table:table-cell office:value-type="string">
                <text:p>Estratégias de ensino</text:p>
              </table:table-cell>
              <table:table-cell office:value-type="string">
                <text:p>Recursos didáticos</text:p>
              </table:table-cell>
              <table:table-cell office:value-type="string">
                <text:p>Critários de avaliação</text:p>
              </table:table-cell>
              <table:table-cell office:value-type="string">
                <text:p>Bibliografia</text:p>
              </table:table-cell>
            </table:table-row>
          </table:table-header-rows>
          <table:table-rows>
            <table:table-row>
              <table:table-cell office:value-type="string">
                <text:p>Felipe</text:p>
                <draw:g>
                  <svg:desc>'Form Responses 1'.B4:'Form Responses 1'.B4</svg:desc>
                </draw:g>
              </table:table-cell>
              <table:table-cell office:value-type="float" office:value="3">
                <text:p>3</text:p>
                <draw:g>
                  <svg:desc>'Form Responses 1'.C4:'Form Responses 1'.J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aniel</text:p>
                <draw:g>
                  <svg:desc>'Form Responses 1'.B5:'Form Responses 1'.B5</svg:desc>
                </draw:g>
              </table:table-cell>
              <table:table-cell office:value-type="float" office:value="4">
                <text:p>4</text:p>
                <draw:g>
                  <svg:desc>'Form Responses 1'.C5:'Form Responses 1'.J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dmilson Roque </text:p>
                <draw:g>
                  <svg:desc>'Form Responses 1'.B6:'Form Responses 1'.B6</svg:desc>
                </draw:g>
              </table:table-cell>
              <table:table-cell office:value-type="float" office:value="5">
                <text:p>5</text:p>
                <draw:g>
                  <svg:desc>'Form Responses 1'.C6:'Form Responses 1'.J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a Cláudia 1 </text:p>
                <draw:g>
                  <svg:desc>'Form Responses 1'.B7:'Form Responses 1'.B7</svg:desc>
                </draw:g>
              </table:table-cell>
              <table:table-cell office:value-type="float" office:value="5">
                <text:p>5</text:p>
                <draw:g>
                  <svg:desc>'Form Responses 1'.C7:'Form Responses 1'.J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afael</text:p>
                <draw:g>
                  <svg:desc>'Form Responses 1'.B8:'Form Responses 1'.B8</svg:desc>
                </draw:g>
              </table:table-cell>
              <table:table-cell office:value-type="float" office:value="4">
                <text:p>4</text:p>
                <draw:g>
                  <svg:desc>'Form Responses 1'.C8:'Form Responses 1'.J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ichael 1</text:p>
                <draw:g>
                  <svg:desc>'Form Responses 1'.B9:'Form Responses 1'.B9</svg:desc>
                </draw:g>
              </table:table-cell>
              <table:table-cell office:value-type="float" office:value="3">
                <text:p>3</text:p>
                <draw:g>
                  <svg:desc>'Form Responses 1'.C9:'Form Responses 1'.J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uca</text:p>
                <draw:g>
                  <svg:desc>'Form Responses 1'.B10:'Form Responses 1'.B10</svg:desc>
                </draw:g>
              </table:table-cell>
              <table:table-cell office:value-type="float" office:value="4">
                <text:p>4</text:p>
                <draw:g>
                  <svg:desc>'Form Responses 1'.C10:'Form Responses 1'.J1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843cm" svg:height="12.409cm" xlink:href=".." xlink:type="simple" chart:class="chart:radar" chart:style-name="ch1">
        <chart:plot-area chart:style-name="ch2" table:cell-range-address="'Form Responses 1'.C37:'Form Responses 1'.J38" chart:data-source-has-labels="row" svg:x="0.296cm" svg:y="0.248cm" svg:width="14.251cm" svg:height="11.913cm">
          <chartooo:coordinate-region svg:x="4.716cm" svg:y="3.216cm" svg:width="5.978cm" svg:height="5.978cm"/>
          <chart:axis chart:dimension="x" chart:name="primary-x" chart:style-name="ch3" chartooo:axis-type="text">
            <chart:categories table:cell-range-address="'Form Responses 1'.C37:'Form Responses 1'.J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orm Responses 1'.C38:'Form Responses 1'.J38" chart:class="chart:rad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os de identificação</text:p>
                <draw:g>
                  <svg:desc>'Form Responses 1'.C37:'Form Responses 1'.J37</svg:desc>
                </draw:g>
              </table:table-cell>
              <table:table-cell office:value-type="string">
                <text:p>Objetivos</text:p>
              </table:table-cell>
              <table:table-cell office:value-type="string">
                <text:p>Programação</text:p>
              </table:table-cell>
              <table:table-cell office:value-type="string">
                <text:p>Cronograma de execução</text:p>
              </table:table-cell>
              <table:table-cell office:value-type="string">
                <text:p>Estratégias de ensino</text:p>
              </table:table-cell>
              <table:table-cell office:value-type="string">
                <text:p>Recursos didáticos</text:p>
              </table:table-cell>
              <table:table-cell office:value-type="string">
                <text:p>Critários de avaliação</text:p>
              </table:table-cell>
              <table:table-cell office:value-type="string">
                <text:p>Bibliografia</text:p>
              </table:table-cell>
            </table:table-row>
          </table:table-header-rows>
          <table:table-rows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.785714285714286">
                <text:p>0.785714285714286</text:p>
                <draw:g>
                  <svg:desc>'Form Responses 1'.C38:'Form Responses 1'.J38</svg:desc>
                </draw:g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75">
                <text:p>0.7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0.857142857142857">
                <text:p>0.857142857142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1.908cm" svg:height="12.33cm" xlink:href=".." xlink:type="simple" chart:class="chart:radar" chart:style-name="ch1">
        <chart:legend chart:legend-position="end" svg:x="17.971cm" svg:y="4.372cm" style:legend-expansion="high" chart:style-name="ch2"/>
        <chart:plot-area chart:style-name="ch3" table:cell-range-address="'Form Responses 1'.B11:'Form Responses 1'.J18" chart:data-source-has-labels="both" svg:x="0.678cm" svg:y="2.122cm" svg:width="15.724cm" svg:height="9.052cm">
          <chartooo:coordinate-region svg:x="5.368cm" svg:y="3.123cm" svg:width="7.05cm" svg:height="7.05cm"/>
          <chart:axis chart:dimension="x" chart:name="primary-x" chart:style-name="ch4" chartooo:axis-type="text">
            <chart:categories table:cell-range-address="'Form Responses 1'.C11:'Form Responses 1'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orm Responses 1'.C12:'Form Responses 1'.J12" chart:label-cell-address="'Form Responses 1'.B12:'Form Responses 1'.B12" chart:class="chart:radar">
            <chart:data-point chart:repeated="8"/>
          </chart:series>
          <chart:series chart:style-name="ch8" chart:values-cell-range-address="'Form Responses 1'.C13:'Form Responses 1'.J13" chart:label-cell-address="'Form Responses 1'.B13:'Form Responses 1'.B13" chart:class="chart:radar">
            <chart:data-point chart:repeated="8"/>
          </chart:series>
          <chart:series chart:style-name="ch9" chart:values-cell-range-address="'Form Responses 1'.C14:'Form Responses 1'.J14" chart:label-cell-address="'Form Responses 1'.B14:'Form Responses 1'.B14" chart:class="chart:radar">
            <chart:data-point chart:repeated="8"/>
          </chart:series>
          <chart:series chart:style-name="ch10" chart:values-cell-range-address="'Form Responses 1'.C15:'Form Responses 1'.J15" chart:label-cell-address="'Form Responses 1'.B15:'Form Responses 1'.B15" chart:class="chart:radar">
            <chart:data-point chart:repeated="8"/>
          </chart:series>
          <chart:series chart:style-name="ch11" chart:values-cell-range-address="'Form Responses 1'.C16:'Form Responses 1'.J16" chart:label-cell-address="'Form Responses 1'.B16:'Form Responses 1'.B16" chart:class="chart:radar">
            <chart:data-point chart:repeated="8"/>
          </chart:series>
          <chart:series chart:style-name="ch12" chart:values-cell-range-address="'Form Responses 1'.C17:'Form Responses 1'.J17" chart:label-cell-address="'Form Responses 1'.B17:'Form Responses 1'.B17" chart:class="chart:radar">
            <chart:data-point chart:repeated="8"/>
          </chart:series>
          <chart:series chart:style-name="ch13" chart:values-cell-range-address="'Form Responses 1'.C18:'Form Responses 1'.J18" chart:label-cell-address="'Form Responses 1'.B18:'Form Responses 1'.B18" chart:class="chart:rad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os de identificação</text:p>
                <draw:g>
                  <svg:desc>'Form Responses 1'.C11:'Form Responses 1'.J11</svg:desc>
                </draw:g>
              </table:table-cell>
              <table:table-cell office:value-type="string">
                <text:p>Objetivos</text:p>
              </table:table-cell>
              <table:table-cell office:value-type="string">
                <text:p>Programação</text:p>
              </table:table-cell>
              <table:table-cell office:value-type="string">
                <text:p>Cronograma de execução</text:p>
              </table:table-cell>
              <table:table-cell office:value-type="string">
                <text:p>Estratégias de ensino</text:p>
              </table:table-cell>
              <table:table-cell office:value-type="string">
                <text:p>Recursos didáticos</text:p>
              </table:table-cell>
              <table:table-cell office:value-type="string">
                <text:p>Critários de avaliação</text:p>
              </table:table-cell>
              <table:table-cell office:value-type="string">
                <text:p>Bibliografia</text:p>
              </table:table-cell>
            </table:table-row>
          </table:table-header-rows>
          <table:table-rows>
            <table:table-row>
              <table:table-cell office:value-type="string">
                <text:p>Rafael</text:p>
                <draw:g>
                  <svg:desc>'Form Responses 1'.B12:'Form Responses 1'.B12</svg:desc>
                </draw:g>
              </table:table-cell>
              <table:table-cell office:value-type="float" office:value="4">
                <text:p>4</text:p>
                <draw:g>
                  <svg:desc>'Form Responses 1'.C12:'Form Responses 1'.J1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dmilson Roque</text:p>
                <draw:g>
                  <svg:desc>'Form Responses 1'.B13:'Form Responses 1'.B13</svg:desc>
                </draw:g>
              </table:table-cell>
              <table:table-cell office:value-type="float" office:value="4">
                <text:p>4</text:p>
                <draw:g>
                  <svg:desc>'Form Responses 1'.C13:'Form Responses 1'.J1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uca</text:p>
                <draw:g>
                  <svg:desc>'Form Responses 1'.B14:'Form Responses 1'.B14</svg:desc>
                </draw:g>
              </table:table-cell>
              <table:table-cell office:value-type="float" office:value="2">
                <text:p>2</text:p>
                <draw:g>
                  <svg:desc>'Form Responses 1'.C14:'Form Responses 1'.J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ichael 2</text:p>
                <draw:g>
                  <svg:desc>'Form Responses 1'.B15:'Form Responses 1'.B15</svg:desc>
                </draw:g>
              </table:table-cell>
              <table:table-cell office:value-type="float" office:value="5">
                <text:p>5</text:p>
                <draw:g>
                  <svg:desc>'Form Responses 1'.C15:'Form Responses 1'.J1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aniel</text:p>
                <draw:g>
                  <svg:desc>'Form Responses 1'.B16:'Form Responses 1'.B16</svg:desc>
                </draw:g>
              </table:table-cell>
              <table:table-cell office:value-type="float" office:value="5">
                <text:p>5</text:p>
                <draw:g>
                  <svg:desc>'Form Responses 1'.C16:'Form Responses 1'.J1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elipe (2)</text:p>
                <draw:g>
                  <svg:desc>'Form Responses 1'.B17:'Form Responses 1'.B17</svg:desc>
                </draw:g>
              </table:table-cell>
              <table:table-cell office:value-type="float" office:value="4">
                <text:p>4</text:p>
                <draw:g>
                  <svg:desc>'Form Responses 1'.C17:'Form Responses 1'.J1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a Claudia 2</text:p>
                <draw:g>
                  <svg:desc>'Form Responses 1'.B18:'Form Responses 1'.B18</svg:desc>
                </draw:g>
              </table:table-cell>
              <table:table-cell office:value-type="float" office:value="5">
                <text:p>5</text:p>
                <draw:g>
                  <svg:desc>'Form Responses 1'.C18:'Form Responses 1'.J1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843cm" svg:height="12.409cm" xlink:href=".." xlink:type="simple" chart:class="chart:radar" chart:style-name="ch1">
        <chart:plot-area chart:style-name="ch2" table:cell-range-address="'Copy of Form Responses 1'.C21:'Copy of Form Responses 1'.J22" chart:data-source-has-labels="row" svg:x="0.296cm" svg:y="0.248cm" svg:width="14.251cm" svg:height="11.913cm">
          <chartooo:coordinate-region svg:x="4.716cm" svg:y="3.216cm" svg:width="5.978cm" svg:height="5.978cm"/>
          <chart:axis chart:dimension="x" chart:name="primary-x" chart:style-name="ch3" chartooo:axis-type="text">
            <chart:categories table:cell-range-address="'Copy of Form Responses 1'.C21:'Copy of Form Responses 1'.J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py of Form Responses 1'.C22:'Copy of Form Responses 1'.J22" chart:class="chart:rad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os de identificação</text:p>
                <draw:g>
                  <svg:desc>'Copy of Form Responses 1'.C21:'Copy of Form Responses 1'.J21</svg:desc>
                </draw:g>
              </table:table-cell>
              <table:table-cell office:value-type="string">
                <text:p>Objetivos</text:p>
              </table:table-cell>
              <table:table-cell office:value-type="string">
                <text:p>Programação</text:p>
              </table:table-cell>
              <table:table-cell office:value-type="string">
                <text:p>Cronograma de execução</text:p>
              </table:table-cell>
              <table:table-cell office:value-type="string">
                <text:p>Estratégias de ensino</text:p>
              </table:table-cell>
              <table:table-cell office:value-type="string">
                <text:p>Recursos didáticos</text:p>
              </table:table-cell>
              <table:table-cell office:value-type="string">
                <text:p>Critários de avaliação</text:p>
              </table:table-cell>
              <table:table-cell office:value-type="string">
                <text:p>Bibliografia</text:p>
              </table:table-cell>
            </table:table-row>
          </table:table-header-rows>
          <table:table-rows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Copy of Form Responses 1'.C22:'Copy of Form Responses 1'.J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radar" chart:style-name="ch1">
        <chart:legend chart:legend-position="end" svg:x="13.499cm" svg:y="4.111cm" style:legend-expansion="high" chart:style-name="ch2"/>
        <chart:plot-area chart:style-name="ch3" table:cell-range-address="'Copy of Form Responses 1'.B1:'Copy of Form Responses 1'.J4" chart:data-source-has-labels="both" svg:x="0.317cm" svg:y="0.196cm" svg:width="12.865cm" svg:height="9.424cm">
          <chartooo:coordinate-region svg:x="4.571cm" svg:y="2.56cm" svg:width="4.696cm" svg:height="4.696cm"/>
          <chart:axis chart:dimension="x" chart:name="primary-x" chart:style-name="ch4" chartooo:axis-type="text">
            <chart:categories table:cell-range-address="'Copy of Form Responses 1'.C1:'Copy of Form Responses 1'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py of Form Responses 1'.C2:'Copy of Form Responses 1'.J2" chart:label-cell-address="'Copy of Form Responses 1'.B2:'Copy of Form Responses 1'.B2" chart:class="chart:radar">
            <chart:data-point chart:repeated="8"/>
          </chart:series>
          <chart:series chart:style-name="ch8" chart:values-cell-range-address="'Copy of Form Responses 1'.C3:'Copy of Form Responses 1'.J3" chart:label-cell-address="'Copy of Form Responses 1'.B3:'Copy of Form Responses 1'.B3" chart:class="chart:radar">
            <chart:data-point chart:repeated="8"/>
          </chart:series>
          <chart:series chart:style-name="ch9" chart:values-cell-range-address="'Copy of Form Responses 1'.C4:'Copy of Form Responses 1'.J4" chart:label-cell-address="'Copy of Form Responses 1'.B4:'Copy of Form Responses 1'.B4" chart:class="chart:rad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os de identificação</text:p>
                <draw:g>
                  <svg:desc>'Copy of Form Responses 1'.C1:'Copy of Form Responses 1'.J1</svg:desc>
                </draw:g>
              </table:table-cell>
              <table:table-cell office:value-type="string">
                <text:p>Objetivos</text:p>
              </table:table-cell>
              <table:table-cell office:value-type="string">
                <text:p>Programação</text:p>
              </table:table-cell>
              <table:table-cell office:value-type="string">
                <text:p>Cronograma de execução</text:p>
              </table:table-cell>
              <table:table-cell office:value-type="string">
                <text:p>Estratégias de ensino</text:p>
              </table:table-cell>
              <table:table-cell office:value-type="string">
                <text:p>Recursos didáticos</text:p>
              </table:table-cell>
              <table:table-cell office:value-type="string">
                <text:p>Critários de avaliação</text:p>
              </table:table-cell>
              <table:table-cell office:value-type="string">
                <text:p>Bibliografia</text:p>
              </table:table-cell>
            </table:table-row>
          </table:table-header-rows>
          <table:table-rows>
            <table:table-row>
              <table:table-cell office:value-type="string">
                <text:p>Grupo</text:p>
                <draw:g>
                  <svg:desc>'Copy of Form Responses 1'.B2:'Copy of Form Responses 1'.B2</svg:desc>
                </draw:g>
              </table:table-cell>
              <table:table-cell office:value-type="float" office:value="1">
                <text:p>1</text:p>
                <draw:g>
                  <svg:desc>'Copy of Form Responses 1'.C2:'Copy of Form Responses 1'.J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  <draw:g>
                  <svg:desc>'Copy of Form Responses 1'.B3:'Copy of Form Responses 1'.B3</svg:desc>
                </draw:g>
              </table:table-cell>
              <table:table-cell office:value-type="float" office:value="NaN">
                <text:p>NaN</text:p>
                <draw:g>
                  <svg:desc>'Copy of Form Responses 1'.C3:'Copy of Form Responses 1'.J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Copy of Form Responses 1'.B4:'Copy of Form Responses 1'.B4</svg:desc>
                </draw:g>
              </table:table-cell>
              <table:table-cell office:value-type="float" office:value="NaN">
                <text:p>NaN</text:p>
                <draw:g>
                  <svg:desc>'Copy of Form Responses 1'.C4:'Copy of Form Responses 1'.J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